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3.89583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9375in" fo:break-before="auto" style:use-optimal-row-height="true"/>
    </style:style>
    <style:style style:name="ro3" style:family="table-row">
      <style:table-row-properties style:row-height="1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1.59375in" fo:break-before="auto" style:use-optimal-row-height="true"/>
    </style:style>
    <style:style style:name="ro6" style:family="table-row">
      <style:table-row-properties style:row-height="0.53125in" fo:break-before="auto" style:use-optimal-row-height="true"/>
    </style:style>
    <style:style style:name="ro7" style:family="table-row">
      <style:table-row-properties style:row-height="0.7083333333333334in" fo:break-before="auto" style:use-optimal-row-height="true"/>
    </style:style>
    <style:style style:name="ro8" style:family="table-row">
      <style:table-row-properties style:row-height="0.3541666666666667in" fo:break-before="auto" style:use-optimal-row-height="true"/>
    </style:style>
    <style:style style:name="ro9" style:family="table-row">
      <style:table-row-properties style:row-height="0.8854166666666666in" fo:break-before="auto" style:use-optimal-row-height="true"/>
    </style:style>
    <style:style style:name="ro10" style:family="table-row">
      <style:table-row-properties style:row-height="1.4166666666666667in" fo:break-before="auto" style:use-optimal-row-height="true"/>
    </style:style>
    <style:style style:name="ro11" style:family="table-row">
      <style:table-row-properties style:row-height="1.2395833333333333in" fo:break-before="auto" style:use-optimal-row-height="true"/>
    </style:style>
    <style:style style:name="ro12" style:family="table-row">
      <style:table-row-properties style:row-height="5.6875in" fo:break-before="auto" style:use-optimal-row-height="true"/>
    </style:style>
    <style:style style:name="ro13" style:family="table-row">
      <style:table-row-properties style:row-height="1.0625in" fo:break-before="auto" style:use-optimal-row-height="true"/>
    </style:style>
    <style:style style:name="ro14" style:family="table-row">
      <style:table-row-properties style:row-height="1.7708333333333333in" fo:break-before="auto" style:use-optimal-row-height="true"/>
    </style:style>
    <style:style style:name="ro15" style:family="table-row">
      <style:table-row-properties style:row-height="1.25in" fo:break-before="auto" style:use-optimal-row-height="true"/>
    </style:style>
    <style:style style:name="ro16" style:family="table-row">
      <style:table-row-properties style:row-height="3.3645833333333335in" fo:break-before="auto" style:use-optimal-row-height="true"/>
    </style:style>
    <style:style style:name="ro17" style:family="table-row">
      <style:table-row-properties style:row-height="2.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bottom="1.0pt solid #000000"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17" table:default-cell-style-name="ce-1"/>
        <table:table-column table:style-name="co1" table:default-cell-style-name="ce15" table:number-columns-repeated="236"/>
        <table:table-row table:style-name="ro2">
          <table:table-cell/>
          <table:table-cell table:style-name="ce21" table:number-columns-spanned="2" table:number-rows-spanned="1" office:value-type="string">
            <text:p>ThumbGen Templates Documentation</text:p>
          </table:table-cell>
          <table:covered-table-cell/>
        </table:table-row>
        <table:table-row table:number-rows-repeated="3" table:style-name="ro1"/>
        <table:table-row table:style-name="ro3">
          <table:table-cell table:style-name="ce22" table:number-columns-spanned="3" table:number-rows-spanned="1" office:value-type="string">
            <text:p>List of supported tokens (v1.2.1+)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5">
          <table:table-cell table:style-name="ce24" table:number-columns-spanned="3" table:number-rows-spanned="1" office:value-type="string">
            <text:p>NOTE: The original templates credits and ideas belong to TviXiE (www.tvixie.com) and some of the tokens are compatible with the TviXiE templates.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style-name="ce25" office:value-type="string">
            <text:p>Token Name</text:p>
          </table:table-cell>
          <table:table-cell table:style-name="ce25" office:value-type="string">
            <text:p>Meaning</text:p>
          </table:table-cell>
          <table:table-cell table:style-name="ce26" office:value-type="string">
            <text:p>Example</text:p>
          </table:table-cell>
        </table:table-row>
        <table:table-row table:style-name="ro6">
          <table:table-cell table:style-name="ce27" office:value-type="string">
            <text:p> %PATH%</text:p>
          </table:table-cell>
          <table:table-cell table:style-name="ce27" office:value-type="string">
            <text:p> Template folder without trailing backslash</text:p>
          </table:table-cell>
          <table:table-cell table:style-name="ce28" office:value-type="string">
            <text:p> C:\ThumbGen\Templates\MyTemplate</text:p>
          </table:table-cell>
        </table:table-row>
        <table:table-row table:style-name="ro6">
          <table:table-cell table:style-name="ce24" office:value-type="string">
            <text:p> %BACKGROUND%</text:p>
          </table:table-cell>
          <table:table-cell table:style-name="ce24" office:value-type="string">
            <text:p> Path to the backdrop selected in ThumbGen</text:p>
          </table:table-cell>
          <table:table-cell table:style-name="ce23" office:value-type="string">
            <text:p> {image selected as backdrop}</text:p>
          </table:table-cell>
        </table:table-row>
        <table:table-row table:style-name="ro6">
          <table:table-cell table:style-name="ce24" office:value-type="string">
            <text:p> %FANART1%</text:p>
          </table:table-cell>
          <table:table-cell table:style-name="ce24" office:value-type="string">
            <text:p> Path to the Fanart 1 selected in ThumbGen</text:p>
          </table:table-cell>
          <table:table-cell table:style-name="ce23" office:value-type="string">
            <text:p> {image selected as fanart1}</text:p>
          </table:table-cell>
        </table:table-row>
        <table:table-row table:style-name="ro6">
          <table:table-cell table:style-name="ce24" office:value-type="string">
            <text:p> %FANART2%</text:p>
          </table:table-cell>
          <table:table-cell table:style-name="ce24" office:value-type="string">
            <text:p> Path to the Fanart 2 selected in ThumbGen</text:p>
          </table:table-cell>
          <table:table-cell table:style-name="ce23" office:value-type="string">
            <text:p> {image selected as fanart2}</text:p>
          </table:table-cell>
        </table:table-row>
        <table:table-row table:style-name="ro6">
          <table:table-cell table:style-name="ce24" office:value-type="string">
            <text:p> %FANART3%</text:p>
          </table:table-cell>
          <table:table-cell table:style-name="ce24" office:value-type="string">
            <text:p> Path to the Fanart 3 selected in ThumbGen</text:p>
          </table:table-cell>
          <table:table-cell table:style-name="ce23" office:value-type="string">
            <text:p> {image selected as fanart3}</text:p>
          </table:table-cell>
        </table:table-row>
        <table:table-row table:style-name="ro6">
          <table:table-cell table:style-name="ce24" office:value-type="string">
            <text:p> %TITLEPATH%</text:p>
          </table:table-cell>
          <table:table-cell table:style-name="ce24" office:value-type="string">
            <text:p> Current movie folder path without trailing backslash</text:p>
          </table:table-cell>
          <table:table-cell table:style-name="ce23" office:value-type="string">
            <text:p> C:\Movies\Cars</text:p>
          </table:table-cell>
        </table:table-row>
        <table:table-row table:style-name="ro7">
          <table:table-cell table:style-name="ce24" office:value-type="string">
            <text:p> %MOVIEFILENAME%</text:p>
          </table:table-cell>
          <table:table-cell table:style-name="ce24" office:value-type="string">
            <text:p> Current movie filename</text:p>
          </table:table-cell>
          <table:table-cell table:style-name="ce23" office:value-type="string">
            <text:p> Spread.2009.mkv (for c:\movies\spread\spread.2009.mkv)</text:p>
          </table:table-cell>
        </table:table-row>
        <table:table-row table:style-name="ro6">
          <table:table-cell table:style-name="ce24" office:value-type="string">
            <text:p> %MOVIEFILENAMEWITHOUTEXT%</text:p>
          </table:table-cell>
          <table:table-cell table:style-name="ce24" office:value-type="string">
            <text:p> Current movie filename without extension</text:p>
          </table:table-cell>
          <table:table-cell table:style-name="ce23" office:value-type="string">
            <text:p> Spread.2009 (for c:\Movies\Spread\Spread.2009.mkv)</text:p>
          </table:table-cell>
        </table:table-row>
        <table:table-row table:style-name="ro6">
          <table:table-cell table:style-name="ce24" office:value-type="string">
            <text:p> %MOVIEFOLDER%</text:p>
          </table:table-cell>
          <table:table-cell table:style-name="ce24" office:value-type="string">
            <text:p> Current movie folder name</text:p>
          </table:table-cell>
          <table:table-cell table:style-name="ce23" office:value-type="string">
            <text:p> Spread (for c:\Movies\Spread\Spread.2009.mkv)</text:p>
          </table:table-cell>
        </table:table-row>
        <table:table-row table:style-name="ro6">
          <table:table-cell table:style-name="ce24" office:value-type="string">
            <text:p> %MOVIEPARENTFOLDER%</text:p>
          </table:table-cell>
          <table:table-cell table:style-name="ce24" office:value-type="string">
            <text:p> Current movie parent folder name</text:p>
          </table:table-cell>
          <table:table-cell table:style-name="ce23" office:value-type="string">
            <text:p> Movies (for c:\Movies\Spread\Spread.2009.mkv)</text:p>
          </table:table-cell>
        </table:table-row>
        <table:table-row table:style-name="ro6">
          <table:table-cell table:style-name="ce24" office:value-type="string">
            <text:p> %COVER%</text:p>
          </table:table-cell>
          <table:table-cell table:style-name="ce24" office:value-type="string">
            <text:p> Path to the Cover selected in ThumbGen</text:p>
          </table:table-cell>
          <table:table-cell table:style-name="ce23" office:value-type="string">
            <text:p> {image selected as cover}</text:p>
          </table:table-cell>
        </table:table-row>
        <table:table-row table:style-name="ro4">
          <table:table-cell table:style-name="ce24" office:value-type="string">
            <text:p> %TITLE%</text:p>
          </table:table-cell>
          <table:table-cell table:style-name="ce24" office:value-type="string">
            <text:p> Movie Title</text:p>
          </table:table-cell>
          <table:table-cell table:style-name="ce23" office:value-type="string">
            <text:p> Inglorious Basterds</text:p>
          </table:table-cell>
        </table:table-row>
        <table:table-row table:style-name="ro6">
          <table:table-cell table:style-name="ce24" office:value-type="string">
            <text:p> %ORIGINALTITLE%</text:p>
          </table:table-cell>
          <table:table-cell table:style-name="ce24" office:value-type="string">
            <text:p> Original movie title</text:p>
          </table:table-cell>
          <table:table-cell table:style-name="ce23" office:value-type="string">
            <text:p> Inglourious Basterds</text:p>
          </table:table-cell>
        </table:table-row>
        <table:table-row table:style-name="ro8">
          <table:table-cell table:style-name="ce24" office:value-type="string">
            <text:p> %PLOT%</text:p>
          </table:table-cell>
          <table:table-cell table:style-name="ce24" office:value-type="string">
            <text:p> Synopsis</text:p>
          </table:table-cell>
          <table:table-cell table:style-name="ce23" office:value-type="string">
            <text:p> Some description of the movie.</text:p>
          </table:table-cell>
        </table:table-row>
        <table:table-row table:style-name="ro4">
          <table:table-cell table:style-name="ce24" office:value-type="string">
            <text:p> %TAGLINE%</text:p>
          </table:table-cell>
          <table:table-cell table:style-name="ce24" office:value-type="string">
            <text:p> The Tagline</text:p>
          </table:table-cell>
          <table:table-cell table:style-name="ce23" office:value-type="string">
            <text:p> Some tagline</text:p>
          </table:table-cell>
        </table:table-row>
        <table:table-row table:style-name="ro6">
          <table:table-cell table:style-name="ce24" office:value-type="string">
            <text:p> %COMMENTS%</text:p>
          </table:table-cell>
          <table:table-cell table:style-name="ce24" office:value-type="string">
            <text:p> Free "joker" field for the user own data</text:p>
          </table:table-cell>
          <table:table-cell table:style-name="ce23" office:value-type="string">
            <text:p> Some free test the user can place on the sheet</text:p>
          </table:table-cell>
        </table:table-row>
        <table:table-row table:style-name="ro4">
          <table:table-cell table:style-name="ce24" office:value-type="string">
            <text:p> %YEAR%</text:p>
          </table:table-cell>
          <table:table-cell table:style-name="ce24" office:value-type="string">
            <text:p> Year</text:p>
          </table:table-cell>
          <table:table-cell table:style-name="ce23" office:value-type="float" office:value="2009">
            <text:p>2009</text:p>
          </table:table-cell>
        </table:table-row>
        <table:table-row table:style-name="ro8">
          <table:table-cell table:style-name="ce24" office:value-type="string">
            <text:p> %RUNTIME%</text:p>
          </table:table-cell>
          <table:table-cell table:style-name="ce24" office:value-type="string">
            <text:p> Duration of the movies (minutes)</text:p>
          </table:table-cell>
          <table:table-cell table:style-name="ce23" office:value-type="float" office:value="135">
            <text:p>135</text:p>
          </table:table-cell>
        </table:table-row>
        <table:table-row table:style-name="ro8">
          <table:table-cell table:style-name="ce24" office:value-type="string">
            <text:p> %ACTORS%</text:p>
          </table:table-cell>
          <table:table-cell table:style-name="ce24" office:value-type="string">
            <text:p> List of actors</text:p>
          </table:table-cell>
          <table:table-cell table:style-name="ce23" office:value-type="string">
            <text:p> John Wayne, Bridget Fonda *</text:p>
          </table:table-cell>
        </table:table-row>
        <table:table-row table:style-name="ro4">
          <table:table-cell table:style-name="ce24" office:value-type="string">
            <text:p> %GENRES%</text:p>
          </table:table-cell>
          <table:table-cell table:style-name="ce24" office:value-type="string">
            <text:p> List of genres</text:p>
          </table:table-cell>
          <table:table-cell table:style-name="ce23" office:value-type="string">
            <text:p> Comedy, Drama *</text:p>
          </table:table-cell>
        </table:table-row>
        <table:table-row table:style-name="ro4">
          <table:table-cell table:style-name="ce24" office:value-type="string">
            <text:p> %DIRECTORS%</text:p>
          </table:table-cell>
          <table:table-cell table:style-name="ce24" office:value-type="string">
            <text:p> List of directors</text:p>
          </table:table-cell>
          <table:table-cell table:style-name="ce23" office:value-type="string">
            <text:p> Quentin Tarantino *</text:p>
          </table:table-cell>
        </table:table-row>
        <table:table-row table:style-name="ro6">
          <table:table-cell table:style-name="ce24" office:value-type="string">
            <text:p> %CERTIFICATION%</text:p>
          </table:table-cell>
          <table:table-cell table:style-name="ce24" office:value-type="string">
            <text:p> Movie certification</text:p>
          </table:table-cell>
          <table:table-cell table:style-name="ce23" office:value-type="string">
            <text:p> PG-13</text:p>
          </table:table-cell>
        </table:table-row>
        <table:table-row table:style-name="ro6">
          <table:table-cell table:style-name="ce24" office:value-type="string">
            <text:p> %RELEASEDATE%</text:p>
          </table:table-cell>
          <table:table-cell table:style-name="ce24" office:value-type="string">
            <text:p> Release date</text:p>
          </table:table-cell>
          <table:table-cell table:style-name="ce23" office:value-type="string">
            <text:p> 12.03.2010 (formatted using collector's format)</text:p>
          </table:table-cell>
        </table:table-row>
        <table:table-row table:style-name="ro7">
          <table:table-cell table:style-name="ce24" office:value-type="string">
            <text:p> %MPAA%</text:p>
          </table:table-cell>
          <table:table-cell table:style-name="ce24" office:value-type="string">
            <text:p> MPAA Rating from IMDb</text:p>
          </table:table-cell>
          <table:table-cell table:style-name="ce23" office:value-type="string">
            <text:p> Rated R for strong sexual content, nudity and language</text:p>
          </table:table-cell>
        </table:table-row>
        <table:table-row table:style-name="ro8">
          <table:table-cell table:style-name="ce24" office:value-type="string">
            <text:p> %IMDBID%</text:p>
          </table:table-cell>
          <table:table-cell table:style-name="ce24" office:value-type="string">
            <text:p> IMDb Id of the movie</text:p>
          </table:table-cell>
          <table:table-cell table:style-name="ce23" office:value-type="string">
            <text:p> tt1186370</text:p>
          </table:table-cell>
        </table:table-row>
        <table:table-row table:style-name="ro6">
          <table:table-cell table:style-name="ce24" office:value-type="string">
            <text:p> %CERTIFICATIONTEXT%</text:p>
          </table:table-cell>
          <table:table-cell table:style-name="ce24" office:value-type="string">
            <text:p> Movie certification</text:p>
          </table:table-cell>
          <table:table-cell table:style-name="ce23" office:value-type="string">
            <text:p> PG-13</text:p>
          </table:table-cell>
        </table:table-row>
        <table:table-row table:style-name="ro4">
          <table:table-cell table:style-name="ce24" office:value-type="string">
            <text:p> %COUNTRIES%</text:p>
          </table:table-cell>
          <table:table-cell table:style-name="ce24" office:value-type="string">
            <text:p> List of countries</text:p>
          </table:table-cell>
          <table:table-cell table:style-name="ce23" office:value-type="string">
            <text:p> Germany, USA *</text:p>
          </table:table-cell>
        </table:table-row>
        <table:table-row table:style-name="ro8">
          <table:table-cell table:style-name="ce24" office:value-type="string">
            <text:p> %STUDIOS%</text:p>
          </table:table-cell>
          <table:table-cell table:style-name="ce24" office:value-type="string">
            <text:p> List of studios</text:p>
          </table:table-cell>
          <table:table-cell table:style-name="ce23" office:value-type="string">
            <text:p> Warner Bros., Pixar *</text:p>
          </table:table-cell>
        </table:table-row>
        <table:table-row table:style-name="ro7">
          <table:table-cell table:style-name="ce24" office:value-type="string">
            <text:p> %ALLSUBTITLES%</text:p>
          </table:table-cell>
          <table:table-cell table:style-name="ce24" office:value-type="string">
            <text:p> List of distinct embedded/external subtitles (English names)</text:p>
          </table:table-cell>
          <table:table-cell table:style-name="ce23" office:value-type="string">
            <text:p> English, Spanish,German *</text:p>
          </table:table-cell>
        </table:table-row>
        <table:table-row table:style-name="ro7">
          <table:table-cell table:style-name="ce24" office:value-type="string">
            <text:p> %ALLSUBTITLESTEXT%</text:p>
          </table:table-cell>
          <table:table-cell table:style-name="ce24" office:value-type="string">
            <text:p> List of distinct embedded/external subtitles (native names)</text:p>
          </table:table-cell>
          <table:table-cell table:style-name="ce23" office:value-type="string">
            <text:p> English, Espanol,Deutsch *</text:p>
          </table:table-cell>
        </table:table-row>
        <table:table-row table:style-name="ro6">
          <table:table-cell table:style-name="ce24" office:value-type="string">
            <text:p> %SUBTITLES%</text:p>
          </table:table-cell>
          <table:table-cell table:style-name="ce24" office:value-type="string">
            <text:p> List of embedded subtitles (English names)</text:p>
          </table:table-cell>
          <table:table-cell table:style-name="ce23" office:value-type="string">
            <text:p> English, French *</text:p>
          </table:table-cell>
        </table:table-row>
        <table:table-row table:style-name="ro6">
          <table:table-cell table:style-name="ce24" office:value-type="string">
            <text:p> %SUBTITLES1% … %SUBTITLES5%</text:p>
          </table:table-cell>
          <table:table-cell table:style-name="ce24" office:value-type="string">
            <text:p> Individual embedded subtitles (English names)</text:p>
          </table:table-cell>
          <table:table-cell table:style-name="ce23" office:value-type="string">
            <text:p> English</text:p>
          </table:table-cell>
        </table:table-row>
        <table:table-row table:style-name="ro6">
          <table:table-cell table:style-name="ce24" office:value-type="string">
            <text:p> %SUBTITLESTEXT%</text:p>
          </table:table-cell>
          <table:table-cell table:style-name="ce24" office:value-type="string">
            <text:p> List of embedded subtitles (Native names)</text:p>
          </table:table-cell>
          <table:table-cell table:style-name="ce23" office:value-type="string">
            <text:p> English, Francais, Deutsch *</text:p>
          </table:table-cell>
        </table:table-row>
        <table:table-row table:style-name="ro6">
          <table:table-cell table:style-name="ce24" office:value-type="string">
            <text:p> %EXTERNALSUBTITLESTEXT%</text:p>
          </table:table-cell>
          <table:table-cell table:style-name="ce24" office:value-type="string">
            <text:p> List of embedded subtitles (Native names)</text:p>
          </table:table-cell>
          <table:table-cell table:style-name="ce23" office:value-type="string">
            <text:p> English, Francais, Deutsch *</text:p>
          </table:table-cell>
        </table:table-row>
        <table:table-row table:style-name="ro6">
          <table:table-cell table:style-name="ce24" office:value-type="string">
            <text:p> %EXTERNALSUBTITLES%</text:p>
          </table:table-cell>
          <table:table-cell table:style-name="ce24" office:value-type="string">
            <text:p> List of external subtitles (English names)</text:p>
          </table:table-cell>
          <table:table-cell table:style-name="ce23" office:value-type="string">
            <text:p> English, French *</text:p>
          </table:table-cell>
        </table:table-row>
        <table:table-row table:style-name="ro9">
          <table:table-cell table:style-name="ce24" office:value-type="string">
            <text:p> %EXTERNALSUBTITLES1% … %EXTERNALSUBTITLES5%</text:p>
          </table:table-cell>
          <table:table-cell table:style-name="ce24" office:value-type="string">
            <text:p> Individual external subtitles (English names)</text:p>
          </table:table-cell>
          <table:table-cell table:style-name="ce23" office:value-type="string">
            <text:p> English</text:p>
          </table:table-cell>
        </table:table-row>
        <table:table-row table:style-name="ro8">
          <table:table-cell table:style-name="ce24" office:value-type="string">
            <text:p> %RATING%</text:p>
          </table:table-cell>
          <table:table-cell table:style-name="ce24" office:value-type="string">
            <text:p> The rating of the movie (x of 10)</text:p>
          </table:table-cell>
          <table:table-cell table:style-name="ce23" office:value-type="string">
            <text:p> 6.8/10</text:p>
          </table:table-cell>
        </table:table-row>
        <table:table-row table:style-name="ro6">
          <table:table-cell table:style-name="ce24" office:value-type="string">
            <text:p> %RATINGPERCENT%</text:p>
          </table:table-cell>
          <table:table-cell table:style-name="ce24" office:value-type="string">
            <text:p> The rating as percent</text:p>
          </table:table-cell>
          <table:table-cell table:style-name="ce23" office:value-type="float" office:value="68">
            <text:p>68</text:p>
          </table:table-cell>
        </table:table-row>
        <table:table-row table:style-name="ro9">
          <table:table-cell table:style-name="ce24" office:value-type="string">
            <text:p> %RATINGSTARS%</text:p>
          </table:table-cell>
          <table:table-cell table:style-name="ce24" office:value-type="string">
            <text:p> The rating stars (star image loaded from /Template/Settings/Rating/@Filename</text:p>
          </table:table-cell>
          <table:table-cell table:style-name="ce23" office:value-type="string">
            <text:p> {the stars rating image}</text:p>
          </table:table-cell>
        </table:table-row>
        <table:table-row table:style-name="ro6">
          <table:table-cell table:style-name="ce24" office:value-type="string">
            <text:p> %SEASON%</text:p>
          </table:table-cell>
          <table:table-cell table:style-name="ce24" office:value-type="string">
            <text:p> The autodetected season number for the current movie</text:p>
          </table:table-cell>
          <table:table-cell table:style-name="ce23" office:value-type="float" office:value="4">
            <text:p>4</text:p>
          </table:table-cell>
        </table:table-row>
        <table:table-row table:style-name="ro7">
          <table:table-cell table:style-name="ce24" office:value-type="string">
            <text:p> %EPISODE%</text:p>
          </table:table-cell>
          <table:table-cell table:style-name="ce24" office:value-type="string">
            <text:p> The autodetected episode (or CD) number for the current movie</text:p>
          </table:table-cell>
          <table:table-cell table:style-name="ce23" office:value-type="float" office:value="2">
            <text:p>2</text:p>
          </table:table-cell>
        </table:table-row>
        <table:table-row table:style-name="ro8">
          <table:table-cell table:style-name="ce24" office:value-type="string">
            <text:p> %EPISODETITLE%</text:p>
          </table:table-cell>
          <table:table-cell table:style-name="ce24" office:value-type="string">
            <text:p> The current episode name</text:p>
          </table:table-cell>
          <table:table-cell table:style-name="ce23" office:value-type="string">
            <text:p> Fire + Water</text:p>
          </table:table-cell>
        </table:table-row>
        <table:table-row table:style-name="ro8">
          <table:table-cell table:style-name="ce24" office:value-type="string">
            <text:p> %EPISODEPLOT%</text:p>
          </table:table-cell>
          <table:table-cell table:style-name="ce24" office:value-type="string">
            <text:p> Synopsis of the current episode</text:p>
          </table:table-cell>
          <table:table-cell table:style-name="ce23" office:value-type="string">
            <text:p> Some description of the episode.</text:p>
          </table:table-cell>
        </table:table-row>
        <table:table-row table:style-name="ro6">
          <table:table-cell table:style-name="ce24" office:value-type="string">
            <text:p> %EPISODERELEASEDATE%</text:p>
          </table:table-cell>
          <table:table-cell table:style-name="ce24" office:value-type="string">
            <text:p> Release date of the current episode</text:p>
          </table:table-cell>
          <table:table-cell table:style-name="ce23" office:value-type="string">
            <text:p> 12.03.2010 (formatted using collector's format)</text:p>
          </table:table-cell>
        </table:table-row>
        <table:table-row table:style-name="ro8">
          <table:table-cell table:style-name="ce24" office:value-type="string">
            <text:p> %EPISODELIST%</text:p>
          </table:table-cell>
          <table:table-cell table:style-name="ce24" office:value-type="string">
            <text:p> List of episodes for the current season</text:p>
          </table:table-cell>
          <table:table-cell table:style-name="ce23" office:value-type="string">
            <text:p> 1, 2, 3 *</text:p>
          </table:table-cell>
        </table:table-row>
        <table:table-row table:style-name="ro6">
          <table:table-cell table:style-name="ce24" office:value-type="string">
            <text:p> %EPISODENAMESLIST%</text:p>
          </table:table-cell>
          <table:table-cell table:style-name="ce24" office:value-type="string">
            <text:p> List of episodes titles for the current season</text:p>
          </table:table-cell>
          <table:table-cell table:style-name="ce23" office:value-type="string">
            <text:p> Title One, Title Two *</text:p>
          </table:table-cell>
        </table:table-row>
        <table:table-row table:style-name="ro6">
          <table:table-cell table:style-name="ce24" office:value-type="string">
            <text:p> %EPISODEGUESTSTARS%</text:p>
          </table:table-cell>
          <table:table-cell table:style-name="ce24" office:value-type="string">
            <text:p> List of guest stars for the current episode</text:p>
          </table:table-cell>
          <table:table-cell table:style-name="ce23" office:value-type="string">
            <text:p> John B, John C *</text:p>
          </table:table-cell>
        </table:table-row>
        <table:table-row table:style-name="ro6">
          <table:table-cell table:style-name="ce24" office:value-type="string">
            <text:p> %EPISODEWRITERS%</text:p>
          </table:table-cell>
          <table:table-cell table:style-name="ce24" office:value-type="string">
            <text:p> List of writers for the current episode</text:p>
          </table:table-cell>
          <table:table-cell table:style-name="ce23" office:value-type="string">
            <text:p> John B, John C *</text:p>
          </table:table-cell>
        </table:table-row>
        <table:table-row table:style-name="ro5">
          <table:table-cell table:style-name="ce24" office:value-type="string">
            <text:p> %MEDIAFORMATTEXT%</text:p>
          </table:table-cell>
          <table:table-cell table:style-name="ce24" office:value-type="string">
            <text:p> See below list of media values supported. Loaded from /Template/MediaFormats/MediaFormat/@Name Returns value from @Text attribute</text:p>
          </table:table-cell>
          <table:table-cell table:style-name="ce23" office:value-type="string">
            <text:p> MKV</text:p>
          </table:table-cell>
        </table:table-row>
        <table:table-row table:style-name="ro5">
          <table:table-cell table:style-name="ce24" office:value-type="string">
            <text:p> %SOUNDFORMATTEXT%</text:p>
          </table:table-cell>
          <table:table-cell table:style-name="ce24" office:value-type="string">
            <text:p> See below list of sound values supported. /Template/SoundFormats/SoundFormat/@Name Returns value from @Text attribute</text:p>
          </table:table-cell>
          <table:table-cell table:style-name="ce23" office:value-type="string">
            <text:p> MP3</text:p>
          </table:table-cell>
        </table:table-row>
        <table:table-row table:style-name="ro10">
          <table:table-cell table:style-name="ce24" office:value-type="string">
            <text:p> %RESOLUTIONTEXT%</text:p>
          </table:table-cell>
          <table:table-cell table:style-name="ce24" office:value-type="string">
            <text:p> See below list of resolution values supported. /Template/Resolutions/Resolution/@Name Returns value from @Text attribute</text:p>
          </table:table-cell>
          <table:table-cell table:style-name="ce23" office:value-type="string">
            <text:p> 1080P</text:p>
          </table:table-cell>
        </table:table-row>
        <table:table-row table:style-name="ro5">
          <table:table-cell table:style-name="ce24" office:value-type="string">
            <text:p> %VIDEOFORMATTEXT%</text:p>
          </table:table-cell>
          <table:table-cell table:style-name="ce24" office:value-type="string">
            <text:p> See below list of video values supported. /Template/VideoFormats/VideoFormat/@Name Returns value from @Text attribute</text:p>
          </table:table-cell>
          <table:table-cell table:style-name="ce23" office:value-type="string">
            <text:p> AVC</text:p>
          </table:table-cell>
        </table:table-row>
        <table:table-row table:style-name="ro6">
          <table:table-cell table:style-name="ce24" office:value-type="string">
            <text:p> %FRAMERATETEXT%</text:p>
          </table:table-cell>
          <table:table-cell table:style-name="ce24" office:value-type="string">
            <text:p> Frame rate of the movie (original value)</text:p>
          </table:table-cell>
          <table:table-cell table:style-name="ce23" office:value-type="float" office:value="23.976">
            <text:p>23.976</text:p>
          </table:table-cell>
        </table:table-row>
        <table:table-row table:style-name="ro11">
          <table:table-cell table:style-name="ce24" office:value-type="string">
            <text:p> %FRAMERATE%</text:p>
          </table:table-cell>
          <table:table-cell table:style-name="ce24" office:value-type="string">
            <text:p> Formatted frame rate of the movie (to allow mapping to filenames). The ‘.’ character is replaced by the ‘_’ character.</text:p>
          </table:table-cell>
          <table:table-cell table:style-name="ce23" office:value-type="string">
            <text:p> 23_976</text:p>
          </table:table-cell>
        </table:table-row>
        <table:table-row table:style-name="ro6">
          <table:table-cell table:style-name="ce24" office:value-type="string">
            <text:p> %ASPECTRATIOTEXT%</text:p>
          </table:table-cell>
          <table:table-cell table:style-name="ce24" office:value-type="string">
            <text:p> Aspect ratio of the movie (original value)</text:p>
          </table:table-cell>
          <table:table-cell table:style-name="ce23" office:value-type="string">
            <text:p> 16:9 or 2.35:1 or 4:3</text:p>
          </table:table-cell>
        </table:table-row>
        <table:table-row table:style-name="ro5">
          <table:table-cell table:style-name="ce24" office:value-type="string">
            <text:p> %ASPECTRATIO%</text:p>
          </table:table-cell>
          <table:table-cell table:style-name="ce24" office:value-type="string">
            <text:p> Formatted aspect ration (to allow mapping to filenames). The ‘.’ character is replaced by the ‘_’ character and the ‘:’ character is replaced by ‘-’.</text:p>
          </table:table-cell>
          <table:table-cell table:style-name="ce23" office:value-type="string">
            <text:p> 16-9 or 2_35-1 or 4-3</text:p>
          </table:table-cell>
        </table:table-row>
        <table:table-row table:style-name="ro6">
          <table:table-cell table:style-name="ce24" office:value-type="string">
            <text:p> %VIDEORESOLUTION%</text:p>
          </table:table-cell>
          <table:table-cell table:style-name="ce24" office:value-type="string">
            <text:p> The movie resolution</text:p>
          </table:table-cell>
          <table:table-cell table:style-name="ce23" office:value-type="string">
            <text:p> 1920x1080</text:p>
          </table:table-cell>
        </table:table-row>
        <table:table-row table:style-name="ro6">
          <table:table-cell table:style-name="ce24" office:value-type="string">
            <text:p> %VIDEORESOLUTIONTEXT%</text:p>
          </table:table-cell>
          <table:table-cell table:style-name="ce24" office:value-type="string">
            <text:p> The movie resolution</text:p>
          </table:table-cell>
          <table:table-cell table:style-name="ce23" office:value-type="string">
            <text:p> 1920x1080</text:p>
          </table:table-cell>
        </table:table-row>
        <table:table-row table:style-name="ro6">
          <table:table-cell table:style-name="ce24" office:value-type="string">
            <text:p> %VIDEOCODECTEXT%</text:p>
          </table:table-cell>
          <table:table-cell table:style-name="ce24" office:value-type="string">
            <text:p> The CodecID value for the video codec</text:p>
          </table:table-cell>
          <table:table-cell table:style-name="ce23" office:value-type="string">
            <text:p> AVC</text:p>
          </table:table-cell>
        </table:table-row>
        <table:table-row table:style-name="ro6">
          <table:table-cell table:style-name="ce24" office:value-type="string">
            <text:p> %VIDEOBITRATETEXT%</text:p>
          </table:table-cell>
          <table:table-cell table:style-name="ce24" office:value-type="string">
            <text:p> The video bitrate</text:p>
          </table:table-cell>
          <table:table-cell table:style-name="ce23" office:value-type="string">
            <text:p> 977 Kbps</text:p>
          </table:table-cell>
        </table:table-row>
        <table:table-row table:style-name="ro6">
          <table:table-cell table:style-name="ce24" office:value-type="string">
            <text:p> %AUDIOCODECTEXT%</text:p>
          </table:table-cell>
          <table:table-cell table:style-name="ce24" office:value-type="string">
            <text:p> The CodecID value for the audio codec</text:p>
          </table:table-cell>
          <table:table-cell table:style-name="ce23" office:value-type="string">
            <text:p> AC-3</text:p>
          </table:table-cell>
        </table:table-row>
        <table:table-row table:style-name="ro6">
          <table:table-cell table:style-name="ce24" office:value-type="string">
            <text:p> %AUDIOCHANNELSTEXT%</text:p>
          </table:table-cell>
          <table:table-cell table:style-name="ce24" office:value-type="string">
            <text:p> The number of audio channels</text:p>
          </table:table-cell>
          <table:table-cell table:style-name="ce23" office:value-type="float" office:value="2">
            <text:p>2</text:p>
          </table:table-cell>
        </table:table-row>
        <table:table-row table:style-name="ro6">
          <table:table-cell table:style-name="ce24" office:value-type="string">
            <text:p> %AUDIOBITRATETEXT%</text:p>
          </table:table-cell>
          <table:table-cell table:style-name="ce24" office:value-type="string">
            <text:p> The audio bitrate</text:p>
          </table:table-cell>
          <table:table-cell table:style-name="ce23" office:value-type="string">
            <text:p> 128 Kbps</text:p>
          </table:table-cell>
        </table:table-row>
        <table:table-row table:style-name="ro9">
          <table:table-cell table:style-name="ce24" office:value-type="string">
            <text:p> %DURATIONTEXT%</text:p>
          </table:table-cell>
          <table:table-cell table:style-name="ce24" office:value-type="string">
            <text:p> The detected (mediainfo) duration of the movie (formatted in hours and minutes)</text:p>
          </table:table-cell>
          <table:table-cell table:style-name="ce23" office:value-type="string">
            <text:p> 1h 36m</text:p>
          </table:table-cell>
        </table:table-row>
        <table:table-row table:style-name="ro7">
          <table:table-cell table:style-name="ce24" office:value-type="string">
            <text:p> %DURATION%</text:p>
          </table:table-cell>
          <table:table-cell table:style-name="ce24" office:value-type="string">
            <text:p> The detected (mediainfo) duration of the movie (minutes)</text:p>
          </table:table-cell>
          <table:table-cell table:style-name="ce23" office:value-type="float" office:value="98">
            <text:p>98</text:p>
          </table:table-cell>
        </table:table-row>
        <table:table-row table:style-name="ro7">
          <table:table-cell table:style-name="ce24" office:value-type="string">
            <text:p> %DURATIONSEC%</text:p>
          </table:table-cell>
          <table:table-cell table:style-name="ce24" office:value-type="string">
            <text:p> The detected (mediainfo) duration of the movie (seconds)</text:p>
          </table:table-cell>
          <table:table-cell table:style-name="ce23" office:value-type="float" office:value="5880">
            <text:p>5880</text:p>
          </table:table-cell>
        </table:table-row>
        <table:table-row table:style-name="ro9">
          <table:table-cell table:style-name="ce24" office:value-type="string">
            <text:p> %FILESIZETEXT%</text:p>
          </table:table-cell>
          <table:table-cell table:style-name="ce24" office:value-type="string">
            <text:p> The detected (mediainfo) filesize of the movie (formatted using KB, MB and GB)</text:p>
          </table:table-cell>
          <table:table-cell table:style-name="ce23" office:value-type="string">
            <text:p> 781.95 MB</text:p>
          </table:table-cell>
        </table:table-row>
        <table:table-row table:style-name="ro9">
          <table:table-cell table:style-name="ce24" office:value-type="string">
            <text:p> %CONTAINERTEXT%</text:p>
          </table:table-cell>
          <table:table-cell table:style-name="ce24" office:value-type="string">
            <text:p> The detected (mediainfo) container format (as it comes from MediaInfo)</text:p>
          </table:table-cell>
          <table:table-cell table:style-name="ce23" office:value-type="string">
            <text:p> Matroska</text:p>
          </table:table-cell>
        </table:table-row>
        <table:table-row table:style-name="ro7">
          <table:table-cell table:style-name="ce24" office:value-type="string">
            <text:p> %LANGUAGECODE%</text:p>
          </table:table-cell>
          <table:table-cell table:style-name="ce24" office:value-type="string">
            <text:p> The two letter ISO code of the language of the first audio stream</text:p>
          </table:table-cell>
          <table:table-cell table:style-name="ce23" office:value-type="string">
            <text:p> en</text:p>
          </table:table-cell>
        </table:table-row>
        <table:table-row table:style-name="ro7">
          <table:table-cell table:style-name="ce24" office:value-type="string">
            <text:p> %LANGUAGE%</text:p>
          </table:table-cell>
          <table:table-cell table:style-name="ce24" office:value-type="string">
            <text:p> The language of the first audio stream (always the English name)</text:p>
          </table:table-cell>
          <table:table-cell table:style-name="ce23" office:value-type="string">
            <text:p> Spanish</text:p>
          </table:table-cell>
        </table:table-row>
        <table:table-row table:style-name="ro7">
          <table:table-cell table:style-name="ce24" office:value-type="string">
            <text:p> %LANGUAGES%</text:p>
          </table:table-cell>
          <table:table-cell table:style-name="ce24" office:value-type="string">
            <text:p> The languages of all audio streams (always the English names)</text:p>
          </table:table-cell>
          <table:table-cell table:style-name="ce23" office:value-type="string">
            <text:p> Spanish/English/Italian *</text:p>
          </table:table-cell>
        </table:table-row>
        <table:table-row table:style-name="ro7">
          <table:table-cell table:style-name="ce24" office:value-type="string">
            <text:p> %LANGUAGECODES%</text:p>
          </table:table-cell>
          <table:table-cell table:style-name="ce24" office:value-type="string">
            <text:p> The two letter ISO code of the languages of all audio streams</text:p>
          </table:table-cell>
          <table:table-cell table:style-name="ce23" office:value-type="string">
            <text:p> es/en/it *</text:p>
          </table:table-cell>
        </table:table-row>
        <table:table-row table:style-name="ro11">
          <table:table-cell table:style-name="ce24" office:value-type="string">
            <text:p> %CERTIFICATIONCOUNTRYCODE%</text:p>
          </table:table-cell>
          <table:table-cell table:style-name="ce24" office:value-type="string">
            <text:p> The two letter code of the country selected in Options/IMDB as Certification Country (default value: us)</text:p>
          </table:table-cell>
          <table:table-cell table:style-name="ce23" office:value-type="string">
            <text:p> es</text:p>
          </table:table-cell>
        </table:table-row>
        <table:table-row table:style-name="ro7">
          <table:table-cell table:style-name="ce24" office:value-type="string">
            <text:p> %LANGUAGES1% … %LANGUAGES5%</text:p>
          </table:table-cell>
          <table:table-cell table:style-name="ce24" office:value-type="string">
            <text:p> Individual audio languages (English names)</text:p>
          </table:table-cell>
          <table:table-cell table:style-name="ce23" office:value-type="string">
            <text:p> English</text:p>
          </table:table-cell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number-columns-repeated="2"/>
          <table:table-cell table:style-name="ce23"/>
        </table:table-row>
        <table:table-row table:style-name="ro12">
          <table:table-cell table:style-name="ce24" table:number-columns-spanned="3" table:number-rows-spanned="1" office:value-type="string">
            <text:p>(*) You can control how many items and what the separator between each item will be by opening the template.xml file in a text editor (Notepad) and locate the following rows: &lt;Actors Separator=", " MaximumValues="5" /&gt; &lt;Genres Separator=", " MaximumValues="5" /&gt; &lt;Directors Separator=", " MaximumValues="5" /&gt; &lt;Countries Separator=", " MaximumValues="5" /&gt; &lt;Studios Separator=", " MaximumValues="5" /&gt; &lt;Subtitles Separator=”,” MaximumValues=”5”/&gt; &lt;Episodes Separator=”,” MaximumValues=”5”/&gt; &lt;EpisodesNames Separator=”,” MaximumValues=”5”/&gt; &lt;Languages Separator=”,” MaximumValues=”5”/&gt; &lt;LanguageCodes Separator=”,” MaximumValues=”5”/&gt;</text:p>
          </table:table-cell>
          <table:covered-table-cell table:number-columns-repeated="2"/>
        </table:table-row>
        <table:table-row table:style-name="ro5">
          <table:table-cell table:style-name="ce24" table:number-columns-spanned="3" table:number-rows-spanned="1" office:value-type="string">
            <text:p>Separator specifies which separator you want to use and MaximumValues specifies the maximum number of items you want to show.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To every text variable you can append different casing conversions: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{UPPER} - Makes the whole text in upper case (eg. %TITLE%{UPPER} will make the whole title uppercase)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{LOWER} - Makes the whole text in lower case (eg. %TITLE%{LOWER} will make the whole title lowercase)</text:p>
          </table:table-cell>
          <table:covered-table-cell table:number-columns-repeated="2"/>
        </table:table-row>
        <table:table-row table:style-name="ro5">
          <table:table-cell table:style-name="ce24" table:number-columns-spanned="3" table:number-rows-spanned="1" office:value-type="string">
            <text:p>{TITLECASE} - Makes the whole text in title casing format (eg. %TITLE%{TITLECASE} a title of "The whole nine yards" becomes "The Whole Nine Yards")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14">
          <table:table-cell table:style-name="ce24" table:number-columns-spanned="3" table:number-rows-spanned="1" office:value-type="string">
            <text:p>Possible values for 'TextAlignment:' are: BottomCenter, BottomLeft, BottomRight, MiddleCenter, MiddleLeft, MiddleRight, TopCenter, TopLeft, TopRight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number-columns-repeated="2"/>
          <table:table-cell table:style-name="ce23"/>
        </table:table-row>
        <table:table-row table:style-name="ro15">
          <table:table-cell table:style-name="ce22" table:number-columns-spanned="3" table:number-rows-spanned="1" office:value-type="string">
            <text:p>List of media info values supported (v1.1.2+)</text:p>
          </table:table-cell>
          <table:covered-table-cell table:number-columns-repeated="2"/>
          <table:table-cell table:number-columns-repeated="17" table:style-name="ce22"/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style-name="ce30" office:value-type="string">
            <text:p>Resolutions:</text:p>
          </table:table-cell>
          <table:table-cell/>
          <table:table-cell table:style-name="ce23"/>
        </table:table-row>
        <table:table-row table:style-name="ro8">
          <table:table-cell table:style-name="ce24" office:value-type="string">
            <text:p>720P, 1080P, 288P, 480P, 576P</text:p>
          </table:table-cell>
          <table:table-cell/>
          <table:table-cell table:style-name="ce23"/>
        </table:table-row>
        <table:table-row table:style-name="ro4">
          <table:table-cell table:style-name="ce30" office:value-type="string">
            <text:p>Formats:</text:p>
          </table:table-cell>
          <table:table-cell/>
          <table:table-cell table:style-name="ce23"/>
        </table:table-row>
        <table:table-row table:style-name="ro6">
          <table:table-cell table:style-name="ce24" office:value-type="string">
            <text:p>BLURAY, DVD, MKV, mpeg4, Mov, rmvb</text:p>
          </table:table-cell>
          <table:table-cell/>
          <table:table-cell table:style-name="ce23"/>
        </table:table-row>
        <table:table-row table:style-name="ro4">
          <table:table-cell table:style-name="ce30" office:value-type="string">
            <text:p>Video:</text:p>
          </table:table-cell>
          <table:table-cell/>
          <table:table-cell table:style-name="ce23"/>
        </table:table-row>
        <table:table-row table:style-name="ro8">
          <table:table-cell table:style-name="ce24" office:value-type="string">
            <text:p>Divx, xvid, wmv, avc, mpeg</text:p>
          </table:table-cell>
          <table:table-cell/>
          <table:table-cell table:style-name="ce23"/>
        </table:table-row>
        <table:table-row table:style-name="ro4">
          <table:table-cell table:style-name="ce30" office:value-type="string">
            <text:p>Audio:</text:p>
          </table:table-cell>
          <table:table-cell/>
          <table:table-cell table:style-name="ce23"/>
        </table:table-row>
        <table:table-row table:style-name="ro13">
          <table:table-cell table:style-name="ce24" table:number-columns-spanned="3" table:number-rows-spanned="1" office:value-type="string">
            <text:p>AAC51, AAC, AAC20, DD51, DD20, DTS51, MP3, FLAC, WMA, VORBIS, DTSHD, DTRUEHD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number-columns-repeated="2"/>
          <table:table-cell table:style-name="ce23"/>
        </table:table-row>
        <table:table-row table:style-name="ro3">
          <table:table-cell table:style-name="ce22" table:number-columns-spanned="3" table:number-rows-spanned="1" office:value-type="string">
            <text:p>XSL support for templates (v0.12.22+)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14">
          <table:table-cell table:style-name="ce24" table:number-columns-spanned="3" table:number-rows-spanned="1" office:value-type="string">
            <text:p>Starting with v0.12.12 (beta) there is a basic support for XSL 1.0 (XSL 2.0 is (and will) NOT be supported) implemented. Here's how it works:</text:p>
          </table:table-cell>
          <table:covered-table-cell table:number-columns-repeated="2"/>
        </table:table-row>
        <table:table-row table:style-name="ro11">
          <table:table-cell table:style-name="ce24" table:number-columns-spanned="3" table:number-rows-spanned="1" office:value-type="string">
            <text:p>Currently we have a template.xml that is loaded by TG then filled with infos and then rendered using the rendering engine.</text:p>
          </table:table-cell>
          <table:covered-table-cell table:number-columns-repeated="2"/>
        </table:table-row>
        <table:table-row table:style-name="ro5">
          <table:table-cell table:style-name="ce24" table:number-columns-spanned="3" table:number-rows-spanned="1" office:value-type="string">
            <text:p>Optionally it is possible now to place a template.xslt file near the template.xml. This will change the processing flow as following:</text:p>
          </table:table-cell>
          <table:covered-table-cell table:number-columns-repeated="2"/>
        </table:table-row>
        <table:table-row table:style-name="ro10">
          <table:table-cell table:style-name="ce24" table:number-columns-spanned="3" table:number-rows-spanned="1" office:value-type="string">
            <text:p>Template.xml (with tokens)-&gt; TG fills the tokens -&gt; if template.xslt exists -&gt; TG applies the XSL to the filled-up xml -&gt; render the result</text:p>
          </table:table-cell>
          <table:covered-table-cell table:number-columns-repeated="2"/>
        </table:table-row>
        <table:table-row table:style-name="ro16">
          <table:table-cell table:style-name="ce24" table:number-columns-spanned="3" table:number-rows-spanned="1" office:value-type="string">
            <text:p>Author of the template/XSL must be very careful with the result of his transformation as that one is sent to the rendering engine. I recommend doing an identity copy and then processing individual cases. I also recommend checking log.txt when something goes wrong as most of the errors are logged there.</text:p>
          </table:table-cell>
          <table:covered-table-cell table:number-columns-repeated="2"/>
        </table:table-row>
        <table:table-row table:style-name="ro11">
          <table:table-cell table:style-name="ce24" table:number-columns-spanned="3" table:number-rows-spanned="1" office:value-type="string">
            <text:p>The XSL transformation is optional and may help defining conditions and other tasks right before rendering.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Here is a sample of an XSL file (it is complete, you can use it as start point):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4">
          <table:table-cell table:style-name="ce24" table:number-columns-spanned="3" table:number-rows-spanned="1" office:value-type="string">
            <text:p>&lt;Cutbelow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&lt;xsl:stylesheet version="1.0" xmlns:xsl="http://www.w3.org/1999/XSL/Transform"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&lt;xsl:output method="xml" version="1.0" encoding="UTF-8" indent="yes"/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&lt;xsl:template match="@*|node()"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xsl:copy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xsl:apply-templates select="@*|node()"/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xsl:copy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xsl:template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&lt;xsl:template match="//Elements"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xsl:copy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xsl:apply-templates select="@*|node()"/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xsl:copy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xsl:template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&lt;xsl:template match="TextElement[@Name='OriginalTitle']"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&lt;xsl:variable name="smallcase" select="'abcdefghijklmnopqrstuvwxyz'"/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&lt;xsl:variable name="uppercase" select="'ABCDEFGHIJKLMNOPQRSTUVWXYZ'"/&gt;</text:p>
          </table:table-cell>
          <table:covered-table-cell table:number-columns-repeated="2"/>
        </table:table-row>
        <table:table-row table:style-name="ro11">
          <table:table-cell table:style-name="ce24" table:number-columns-spanned="3" table:number-rows-spanned="1" office:value-type="string">
            <text:p>     &lt;xsl:variable name="originalTitleFinal" select="//tokens/token[@name='%ORIGINALTITLE%']"/&gt;</text:p>
          </table:table-cell>
          <table:covered-table-cell table:number-columns-repeated="2"/>
        </table:table-row>
        <table:table-row table:style-name="ro10">
          <table:table-cell table:style-name="ce24" table:number-columns-spanned="3" table:number-rows-spanned="1" office:value-type="string">
            <text:p>     &lt;xsl:variable name="originalTitle" select="translate(//tokens/token[@name='%ORIGINALTITLE%'], $smallcase, $uppercase)"/&gt;</text:p>
          </table:table-cell>
          <table:covered-table-cell table:number-columns-repeated="2"/>
        </table:table-row>
        <table:table-row table:style-name="ro10">
          <table:table-cell table:style-name="ce24" table:number-columns-spanned="3" table:number-rows-spanned="1" office:value-type="string">
            <text:p>     &lt;xsl:variable name="title" select="translate(//tokens/token[@name='%TITLE%'], $smallcase, $uppercase)"/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xsl:choose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xsl:when test="$originalTitle != $title "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      &lt;xsl:copy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      &lt;xsl:apply-templates select="@*|node()"/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      &lt;/xsl:copy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   &lt;/xsl:when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xsl:choose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xsl:template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xsl:stylesheet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&lt;/CutBelow&gt;</text:p>
          </table:table-cell>
          <table:covered-table-cell table:number-columns-repeated="2"/>
        </table:table-row>
        <table:table-row table:style-name="ro10">
          <table:table-cell table:style-name="ce24" table:number-columns-spanned="3" table:number-rows-spanned="1" office:value-type="string">
            <text:p>There is also the following information available during transformation: list of available tokens and full mediainfo details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&lt;Cutbelow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&lt;ImageDrawTemplate SDKVersion="2.0"&gt;</text:p>
          </table:table-cell>
          <table:covered-table-cell table:number-columns-repeated="2"/>
        </table:table-row>
        <table:table-row table:style-name="ro14">
          <table:table-cell table:style-name="ce24" table:number-columns-spanned="3" table:number-rows-spanned="1" office:value-type="string">
            <text:p>  &lt;OutputImageSettings ColorDepth="Format32bppAlpha" ImageFormat="Png" JpegCompressionLevel="0" Dpi="96" /&gt;</text:p>
          </table:table-cell>
          <table:covered-table-cell table:number-columns-repeated="2"/>
        </table:table-row>
        <table:table-row table:style-name="ro17">
          <table:table-cell table:style-name="ce24" table:number-columns-spanned="3" table:number-rows-spanned="1" office:value-type="string">
            <text:p>  &lt;Canvas AutoSize="False" CenterElements="False" Height="720" Width="1280" Fill="Solid,-16777216,-16777216,BackwardDiagonal,-1,-16777216,0,,Tile,None,50,100,,,,0,0,0,0,Line,True" /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Elements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Elements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tokens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STUDIOS%"&gt;Barbarian Films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EXTERNALSUBTITLESTEXT%"&gt;Espa&amp;#241;ol/Rom&amp;#226;na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SUBTITLESTEXT%"&gt;Rom&amp;#226;na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VIDEOFORMATTEXT%" /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AUDIOCHANNELSTEXT%"&gt;2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EPISODE%" /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FRAMERATETEXT%"&gt;23.976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CONTAINERTEXT%"&gt;Matroska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AUDIOCODECTEXT%"&gt;MP3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FANART1%"&gt;c:\temp\af51b55a-71d7-4df3-aa6b-2ae416d3f67f.jpg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PATH%"&gt;c:\Program Files\Babel\BabelOut\Templates\WindeTiny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RUNTIME%"&gt;97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COVER%"&gt;c:\temp\b24bf8d4-7579-445f-b1c3-b1978d20630a.jpg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YEAR%"&gt;2009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MEDIAFORMATTEXT%" /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TITLE%"&gt;Spread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RATING%"&gt;6.1/10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RATINGPERCENT%"&gt;61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SUBTITLES2%" /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EXTERNALSUBTITLES4%" /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EXTERNALSUBTITLES3%" /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DURATIONTEXT%"&gt;1h 36m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VIDEORESOLUTIONTEXT%"&gt;768x576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AUDIOBITRATETEXT%"&gt;128 Kbps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TITLEPATH%"&gt;D:\Test\Spread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DIRECTORS%"&gt;David Mackenzie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SUBTITLES3%" /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SUBTITLES4%" /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&lt;token name="%EXTERNALSUBTITLES2%"&gt;Romanian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ORIGINALTITLE%"&gt;Spread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FANART2%"&gt;c:\temp\33bd378a-3505-4d55-a722-7473b5ecd206.jpg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SUBTITLES5%" /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SOUNDFORMATTEXT%" /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PLOT%"&gt;A sex comedy centered on a serial womanizer and his jilted lover.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COUNTRIES%"&gt;USA&lt;/token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&lt;token name="%GENRES%"&gt;Comedy, Drama, Romance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CERTIFICATION%"&gt;R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SUBTITLES%"&gt;Romanian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FILESIZETEXT%"&gt;781.95 MB&lt;/token&gt;</text:p>
          </table:table-cell>
          <table:covered-table-cell table:number-columns-repeated="2"/>
        </table:table-row>
        <table:table-row table:style-name="ro11">
          <table:table-cell table:style-name="ce24" table:number-columns-spanned="3" table:number-rows-spanned="1" office:value-type="string">
            <text:p>     &lt;token name="%BACKGROUND%"&gt;c:\temp\e6e966f4-cdf1-4ebd-8a4a-b42b2bd91c30.jpg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MPAA%"&gt;Rated R for strong sexual content, nudity and language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SUBTITLES1%"&gt;Romanian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FRAMERATE%"&gt;23_976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EXTERNALSUBTITLES1%"&gt;Spanish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VIDEOCODECTEXT%"&gt;AVC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CERTIFICATIONTEXT%"&gt;R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ASPECTRATIO%"&gt;16-9&lt;/token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ACTORS%"&gt;Ashton Kutcher, Anne Heche, Margarita Levieva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RELEASEDATE%"&gt;17.01.2009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ASPECTRATIOTEXT%"&gt;16:9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VIDEORESOLUTION%"&gt;768x576&lt;/toke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VIDEOBITRATETEXT%"&gt;977 Kbps&lt;/toke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RESOLUTIONTEXT%" /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&lt;token name="%EXTERNALSUBTITLES5%" /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&lt;token name="%SEASON%" /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&lt;token name="%FANART3%"&gt;c:\temp\d89114df-bfe3-48ff-a1be-01aa9affc085.jpg&lt;/token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&lt;token name="%EXTERNALSUBTITLES%"&gt;Spanish/Romanian&lt;/token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tokens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File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&lt;track type="General"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Complete_name&gt;D:\Test\Spread\Spread.mkv&lt;/Complete_name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Format&gt;Matroska&lt;/Format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File_size&gt;782 MiB&lt;/File_size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Duration&gt;1h 36mn&lt;/Duratio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Overall_bit_rate&gt;1 128 Kbps&lt;/Overall_bit_rate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Encoded_date&gt;UTC 2009-11-26 05:33:59&lt;/Encoded_date&gt;</text:p>
          </table:table-cell>
          <table:covered-table-cell table:number-columns-repeated="2"/>
        </table:table-row>
        <table:table-row table:style-name="ro10">
          <table:table-cell table:style-name="ce24" table:number-columns-spanned="3" table:number-rows-spanned="1" office:value-type="string">
            <text:p>        &lt;Writing_application&gt;mkvmerge v2.9.8 ('C'est le bon') built on Aug 13 2009 12:49:06&lt;/Writing_application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Writing_library&gt;libebml v0.7.7 + libmatroska v0.8.1&lt;/Writing_library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track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&lt;track type="Video"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   &lt;ID&gt;1&lt;/ID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Format&gt;AVC&lt;/Format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Format_Info&gt;Advanced Video Codec&lt;/Format_Info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Format_profile&gt;High@L3.1&lt;/Format_profile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Format_settings__CABAC&gt;Yes&lt;/Format_settings__CABAC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   &lt;Format_settings__ReFrames&gt;2 frames&lt;/Format_settings__ReFrames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Muxing_mode&gt;Container profile=Unknown@3.1&lt;/Muxing_mode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Codec_ID&gt;V_MPEG4/ISO/AVC&lt;/Codec_ID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Duration&gt;1h 36mn&lt;/Duration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Bit_rate&gt;977 Kbps&lt;/Bit_rate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Nominal_bit_rate&gt;1 000 Kbps&lt;/Nominal_bit_rate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Width&gt;768 pixels&lt;/Width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Height&gt;576 pixels&lt;/Height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Display_aspect_ratio&gt;16:9&lt;/Display_aspect_ratio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Frame_rate_mode&gt;Variable&lt;/Frame_rate_mode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Frame_rate&gt;23.976 fps&lt;/Frame_rate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Resolution&gt;8 bits&lt;/Resolutio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Colorimetry&gt;4:2:0&lt;/Colorimetry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Scan_type&gt;Progressive&lt;/Scan_type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Bits__Pixel_Frame_&gt;0.092&lt;/Bits__Pixel_Frame_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Stream_size&gt;678 MiB (87%)&lt;/Stream_size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Writing_library&gt;x264 core 78 r1309 4d77de8&lt;/Writing_library&gt;</text:p>
          </table:table-cell>
          <table:covered-table-cell table:number-columns-repeated="2"/>
        </table:table-row>
        <table:table-row table:style-name="ro12">
          <table:table-cell table:style-name="ce24" table:number-columns-spanned="3" table:number-rows-spanned="1" office:value-type="string">
            <text:p>        &lt;Encoding_settings&gt;cabac=1 / ref=1 / deblock=1:0:0 / analyse=0x3:0x113 / me=hex / subme=6 / psy=1 / psy_rd=1.0:0.0 / mixed_ref=0 / me_range=16 / chroma_me=1 / trellis=1 / 8x8dct=1 / cqm=0 / deadzone=21,11 / chroma_qp_offset=-2 / threads=5 / nr=0 / decimate=1 / mbaff=0 / constrained_intra=0 / bframes=3 / b_pyramid=0 / b_adapt=1 / b_bias=0 / direct=3 / wpredb=1 / keyint=250 / keyint_min=25 / scenecut=40 / rc_lookahead=40 / rc=abr / mbtree=1 / bitrate=1000 / ratetol=1.0 / qcomp=0.60 / qpmin=10 / qpmax=51 / qpstep=4 / ip_ratio=1.40 / aq=1:1.00&lt;/Encoding_settings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track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&lt;track type="Audio"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   &lt;ID&gt;2&lt;/ID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Format&gt;MPEG Audio&lt;/Format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Format_version&gt;Version 1&lt;/Format_versio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Format_profile&gt;Layer 3&lt;/Format_profile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Format_Settings_Mode&gt;Joint stereo&lt;/Format_Settings_Mode&gt;</text:p>
          </table:table-cell>
          <table:covered-table-cell table:number-columns-repeated="2"/>
        </table:table-row>
        <table:table-row table:style-name="ro13">
          <table:table-cell table:style-name="ce24" table:number-columns-spanned="3" table:number-rows-spanned="1" office:value-type="string">
            <text:p>        &lt;Format_Settings_ModeExtension&gt;MS Stereo&lt;/Format_Settings_ModeExtension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Codec_ID&gt;A_MPEG/L3&lt;/Codec_ID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Codec_ID_Hint&gt;MP3&lt;/Codec_ID_Hint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Duration&gt;1h 36mn&lt;/Duration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Bit_rate_mode&gt;Constant&lt;/Bit_rate_mode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Bit_rate&gt;128 Kbps&lt;/Bit_rate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Channel_s_&gt;2 channels&lt;/Channel_s_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Sampling_rate&gt;48.0 KHz&lt;/Sampling_rate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Stream_size&gt;88.8 MiB (11%)&lt;/Stream_size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Writing_library&gt;LAME3.98 &lt;/Writing_library&gt;</text:p>
          </table:table-cell>
          <table:covered-table-cell table:number-columns-repeated="2"/>
        </table:table-row>
        <table:table-row table:style-name="ro9">
          <table:table-cell table:style-name="ce24" table:number-columns-spanned="3" table:number-rows-spanned="1" office:value-type="string">
            <text:p>        &lt;Encoding_settings&gt;-m j -V 4 -q 2 -lowpass 17 -b 128&lt;/Encoding_settings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track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&lt;track type="Text"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   &lt;ID&gt;3&lt;/ID&gt;</text:p>
          </table:table-cell>
          <table:covered-table-cell table:number-columns-repeated="2"/>
        </table:table-row>
        <table:table-row table:style-name="ro8">
          <table:table-cell table:style-name="ce24" table:number-columns-spanned="3" table:number-rows-spanned="1" office:value-type="string">
            <text:p>        &lt;Format&gt;UTF-8&lt;/Format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Codec_ID&gt;S_TEXT/UTF8&lt;/Codec_ID&gt;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        &lt;Codec_ID_Info&gt;UTF-8 Plain Text&lt;/Codec_ID_Info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       &lt;Language&gt;Romanian&lt;/Language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   &lt;/track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  &lt;/File&gt;</text:p>
          </table:table-cell>
          <table:covered-table-cell table:number-columns-repeated="2"/>
        </table:table-row>
        <table:table-row table:style-name="ro6">
          <table:table-cell table:style-name="ce24" table:number-columns-spanned="3" table:number-rows-spanned="1" office:value-type="string">
            <text:p> &lt;/ImageDrawTemplate&gt;</text:p>
          </table:table-cell>
          <table:covered-table-cell table:number-columns-repeated="2"/>
        </table:table-row>
        <table:table-row table:style-name="ro4">
          <table:table-cell table:style-name="ce24" table:number-columns-spanned="3" table:number-rows-spanned="1" office:value-type="string">
            <text:p>&lt;/Cutbelow&gt;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23"/>
        </table:table-row>
        <table:table-row table:style-name="ro9">
          <table:table-cell table:style-name="ce30" table:number-columns-spanned="3" table:number-rows-spanned="1" office:value-type="string">
            <text:p>RECOMMENDED: Download a sample template and adapt it to your needs.</text:p>
          </table:table-cell>
          <table:covered-table-cell table:number-columns-repeated="2"/>
          <table:table-cell table:number-columns-repeated="17" table:style-name="ce30"/>
        </table:table-row>
        <table:table-row table:style-name="ro6">
          <table:table-cell table:style-name="ce24" table:number-columns-spanned="3" table:number-rows-spanned="1" office:value-type="string">
            <text:p>For example: http://www.mediafire.com/?jdxwzym52b1</text:p>
          </table:table-cell>
          <table:covered-table-cell table:number-columns-repeated="2"/>
        </table:table-row>
        <table:table-row table:style-name="ro7">
          <table:table-cell table:style-name="ce24" table:number-columns-spanned="3" table:number-rows-spanned="1" office:value-type="string">
            <text:p>For more templates visit: http://www.wdtvforum.com</text:p>
          </table:table-cell>
          <table:covered-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